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950e" draw:opacity="30%" draw:textarea-horizontal-align="justify" draw:textarea-vertical-align="middle" draw:auto-grow-height="false" fo:padding-top="0.15cm" fo:padding-bottom="0.15cm" fo:padding-left="0.275cm" fo:padding-right="0.275cm" draw:shadow-opacity="30%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6.6cm" svg:height="1cm" svg:x="0.2cm" svg:y="0.1cm">
            <text:p text:style-name="P1">Pizzaria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6.6cm" svg:height="4.8cm" svg:x="0.2cm" svg:y="1.1cm">
            <text:p text:style-name="P2">nome</text:p>
            <text:p text:style-name="P2">listaClientes</text:p>
            <text:p text:style-name="P2">listaVendedores</text:p>
            <text:p text:style-name="P2">listaBebidas</text:p>
            <text:p text:style-name="P2">listaPizzas</text:p>
            <text:p text:style-name="P2">listaPedidos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6.6cm" svg:height="9.1cm" svg:x="0.2cm" svg:y="5.9cm">
            <text:p text:style-name="P2">cadastrarCliente</text:p>
            <text:p text:style-name="P2">cadastrarVendedor</text:p>
            <text:p text:style-name="P2">cadastrarBebida</text:p>
            <text:p text:style-name="P2">cadastrarPizza</text:p>
            <text:p text:style-name="P2">fazerPedido</text:p>
            <text:p text:style-name="P2">alterarDadosCliente</text:p>
            <text:p text:style-name="P2">alterarDadosPizza</text:p>
            <text:p text:style-name="P2">alterarDadosBebida</text:p>
            <text:p text:style-name="P2">definirPedidoPronto</text:p>
            <text:p text:style-name="P2">definirPedidoEntregue</text:p>
            <text:p text:style-name="P2">cancelarPedido</text:p>
            <text:p text:style-name="P2"><text:s text:c="15"/>: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cm" fo:page-height="15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5T22:35:43.421592431</meta:creation-date>
    <dc:date>2017-04-25T22:46:43.618786377</dc:date>
    <meta:editing-duration>P0D</meta:editing-duration>
    <meta:editing-cycles>1</meta:editing-cycles>
    <meta:document-statistic meta:object-count="4"/>
    <meta:generator>LibreOffice/4.2.8.2$Linux_X86_64 LibreOffice_project/420m0$Build-2</meta:generator>
  </office:meta>
</office:document-meta>
</file>